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GB"/>
    </style:style>
    <style:style style:name="P7" style:family="paragraph" style:parent-style-name="Text_20_body" style:list-style-name="L1"/>
    <style:style style:name="T1" style:family="text">
      <style:text-properties fo:language="en" fo:country="GB" style:font-name-asian="Times New Roman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style:font-name="Times New Roman1" fo:font-size="14pt" fo:language="en" fo:country="US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ru" fo:country="RU"/>
    </style:style>
    <style:style style:name="T9" style:family="text">
      <style:text-properties style:font-name="Times New Roman" fo:language="en" fo:country="US" style:font-name-asian="Times New Roman1" style:font-name-complex="Times New Roman1"/>
    </style:style>
    <style:style style:name="T10" style:family="text">
      <style:text-properties style:font-name="Times New Roman" style:font-name-asian="Times New Roman1" style:font-name-complex="Times New Roman1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81cm" svg:height="0.93cm" draw:z-index="0"><draw:image xlink:href="../../odt_eng/images/0049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Arc Tangent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2.14cm" svg:height="1.401cm" draw:z-index="0"><draw:image xlink:href="../../odt_eng/images/0049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The unit is <text:span text:style-name="T7">vectorized</text:span> and returns the output value calculated as per the formula:</text:p>
            <text:p text:style-name="P5"><draw:frame draw:style-name="fr3" draw:name="Объект1" text:anchor-type="as-char" svg:width="5.553cm" svg:height="0.564cm" draw:z-index="0"><draw:object xlink:href="./Object 1" xlink:type="simple" xlink:show="embed" xlink:actuate="onLoad"/><draw:image xlink:href="./ObjectReplacements/Object 1" xlink:type="simple" xlink:show="embed" xlink:actuate="onLoad"/><svg:title>formula</svg:title><svg:desc>формула</svg:desc></draw:frame>,</text:p>
            <text:p text:style-name="Text_20_body"><text:span text:style-name="T2">where</text:span><draw:frame draw:style-name="fr3" draw:name="Объект2" text:anchor-type="as-char" svg:width="2.189cm" svg:height="0.549cm" draw:z-index="0"><draw:object xlink:href="./Object 2" xlink:type="simple" xlink:show="embed" xlink:actuate="onLoad"/><draw:image xlink:href="./ObjectReplacements/Object 2" xlink:type="simple" xlink:show="embed" xlink:actuate="onLoad"/><svg:title>formula</svg:title><svg:desc>формула</svg:desc></draw:frame> <text:span text:style-name="T2">are for amplitude, circle frequency and phase</text:span>,</text:p>
            <text:p text:style-name="Text_20_body">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svg:title>formula</svg:title><svg:desc>формула</svg:desc></draw:frame><text:span text:style-name="T2">are for input and output signals</text:span><text:span text:style-name="T8">.</text:span></text:p>
            <text:p text:style-name="Text_20_body"><text:span text:style-name="T4">Properties</text:span><text:span text:style-name="T8">:</text:span></text:p>
            <text:list xml:id="list2850351466287280578" text:style-name="L1">
              <text:list-item>
                <text:p text:style-name="P7"><text:span text:style-name="T9">Amplitude is coefficient</text:span><text:span text:style-name="T10"><draw:frame draw:style-name="fr3" draw:name="Объект4" text:anchor-type="as-char" svg:width="0.482cm" svg:height="0.549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10">.</text:span></text:p>
              </text:list-item>
              <text:list-item>
                <text:p text:style-name="P7"><text:span text:style-name="T9">Frequency is coefficient</text:span><text:span text:style-name="T10"><draw:frame draw:style-name="fr3" draw:name="Объект6" text:anchor-type="as-char" svg:width="0.55cm" svg:height="0.28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10">.</text:span></text:p>
              </text:list-item>
              <text:list-item>
                <text:p text:style-name="P7"><text:span text:style-name="T9">Phase is coefficient</text:span><text:span text:style-name="T9"><draw:frame draw:style-name="fr3" draw:name="Объект5" text:anchor-type="as-char" svg:width="0.566cm" svg:height="0.549cm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10">.</text:span></text:p>
              </text:list-item>
            </text:list>
            <text:p text:style-name="P6"><text:span text:style-name="Основной_20_шрифт_20_абзаца"><text:span text:style-name="T3">The properties can be vectors, which dimensions </text:span></text:span><text:span text:style-name="Основной_20_шрифт_20_абзаца"><text:span text:style-name="T5">must be equal to the dimension of the input vector signal, in this case, the output will also be a vector signal</text:span></text:span><text:span text:style-name="Основной_20_шрифт_20_абзаца"><text:span text:style-name="T6">.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Арктангенс</dc:title>
    <dc:creator>Александр </dc:creator>
    <meta:creation-date>2012-01-24T10:54:00Z</meta:creation-date>
    <dc:date>2012-03-04T19:47:56.61</dc:date>
    <meta:editing-cycles>149</meta:editing-cycles>
    <meta:editing-duration>PT2H39M27S</meta:editing-duration>
    <meta:document-statistic meta:table-count="1" meta:image-count="2" meta:object-count="6" meta:page-count="1" meta:paragraph-count="14" meta:word-count="80" meta:character-count="453"/>
    <meta:template xlink:type="simple" xlink:actuate="onRequest" xlink:title="" xlink:href="../../odt_eng/0049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 mathvariant="italic">arctg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arctg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